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>
      <style:paragraph-properties fo:margin-left="0cm" fo:margin-right="0cm" fo:text-indent="0cm" style:auto-text-indent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text-properties fo:font-weight="bold"/>
    </style:style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T1" style:family="text">
      <style:text-properties fo:font-weight="bold"/>
    </style:style>
    <style:style style:name="T2" style:family="text">
      <style:text-properties fo:font-style="itali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📖 Manual Técnico: Esquemas de Validación (DTOs)</text:h>
      <text:p text:style-name="Text_20_body"><text:span text:style-name="T1">Archivo:</text:span> <text:span text:style-name="Source_20_Text">proyecto-erp/backend/app/schemas/producto.py</text:span></text:p>
      <text:h text:style-name="Heading_20_2" text:outline-level="2">1. Propósito General del Archivo</text:h>
      <text:p text:style-name="Text_20_body">Si los Controladores son los "Recepcionistas", los Esquemas son los <text:span text:style-name="T1">"Guardias de Seguridad"</text:span> o la "Aduana" de tu aplicación.</text:p>
      <text:p text:style-name="Text_20_body">Este archivo utiliza una librería llamada <text:span text:style-name="T1">Pydantic</text:span>. Su trabajo es asegurarse de que cualquier dato que entre o salga de la API tenga el formato, el tipo (texto, número, decimal) y las reglas correctas <text:span text:style-name="T2">antes</text:span> de que nuestro sistema intente procesarlos o guardarlos en la base de datos. Si un cliente envía un precio con letras en lugar de números, Pydantic bloquea la petición inmediatamente y devuelve un error claro, protegiendo al sistema de colapsos.</text:p>
      <text:h text:style-name="Heading_20_2" text:outline-level="2">2. Herramientas Clave (Importaciones)</text:h>
      <text:list text:style-name="L1">
        <text:list-item>
          <text:p text:style-name="P2"><text:span text:style-name="Source_20_Text"><text:span text:style-name="T1">BaseModel</text:span></text:span><text:span text:style-name="T1">:</text:span> La clase base de Pydantic. Todas nuestras estructuras de datos heredan de ella.</text:p>
        </text:list-item>
        <text:list-item>
          <text:p text:style-name="P2"><text:span text:style-name="Source_20_Text"><text:span text:style-name="T1">Field</text:span></text:span><text:span text:style-name="T1">:</text:span> Nos permite agregar "reglas de negocio" directamente a los campos (ej. "este texto no puede estar vacío" o "este número no puede ser negativo").</text:p>
        </text:list-item>
        <text:list-item>
          <text:p text:style-name="P2"><text:span text:style-name="Source_20_Text"><text:span text:style-name="T1">Optional</text:span></text:span><text:span text:style-name="T1">:</text:span> Indica que un dato no es estrictamente obligatorio (puede ser <text:span text:style-name="Source_20_Text">None</text:span> o nulo).</text:p>
        </text:list-item>
        <text:list-item>
          <text:p text:style-name="P2"><text:span text:style-name="Source_20_Text"><text:span text:style-name="T1">ConfigDict</text:span></text:span><text:span text:style-name="T1">:</text:span> Permite configurar comportamientos especiales de Pydantic (vital para la comunicación con la base de datos, como veremos más adelante).</text:p>
        </text:list-item>
      </text:list>
      <text:p text:style-name="Horizontal_20_Line"/>
      <text:h text:style-name="Heading_20_2" text:outline-level="2">3. Desglose de las Clases (Modelos de Datos)</text:h>
      <text:p text:style-name="Text_20_body">En lugar de crear un solo "molde" gigante, utilizamos la herencia (Programación Orientada a Objetos) para crear moldes específicos según la acción que se esté realizando.</text:p>
      <text:h text:style-name="Heading_20_3" text:outline-level="3">🏗️ 1. <text:span text:style-name="Source_20_Text">ProductoBase</text:span> (Los Cimientos)</text:h>
      <text:p text:style-name="P3">Python</text:p>
      <text:p text:style-name="Preformatted_20_Text"><text:soft-page-break/><text:span text:style-name="Source_20_Text">class ProductoBase(BaseModel):</text:span></text:p>
      <text:p text:style-name="Preformatted_20_Text"><text:span text:style-name="Source_20_Text"><text:s text:c="4"/>nombre: str = Field(..., min_length=1, max_length=100)</text:span></text:p>
      <text:p text:style-name="Preformatted_20_Text"><text:span text:style-name="Source_20_Text"><text:s text:c="4"/>descripcion: Optional[str] = None</text:span></text:p>
      <text:p text:style-name="Preformatted_20_Text"><text:span text:style-name="Source_20_Text"><text:s text:c="4"/>codigo: str = Field(..., min_length=1, max_length=50)</text:span></text:p>
      <text:p text:style-name="Preformatted_20_Text"><text:span text:style-name="Source_20_Text"><text:s text:c="4"/>id_categoria: int</text:span></text:p>
      <text:p text:style-name="Preformatted_20_Text"><text:span text:style-name="Source_20_Text"><text:s text:c="4"/>id_marca: int</text:span></text:p>
      <text:p text:style-name="Preformatted_20_Text"><text:span text:style-name="Source_20_Text"><text:s text:c="4"/>id_unidad_medida: int</text:span></text:p>
      <text:p text:style-name="Preformatted_20_Text"><text:span text:style-name="Source_20_Text"><text:s text:c="4"/>precio: Decimal = Field(..., ge=0)</text:span></text:p>
      <text:p text:style-name="P1"><text:span text:style-name="Source_20_Text"><text:s text:c="4"/>estatus: str = Field(default="activo")</text:span></text:p>
      <text:list text:style-name="L2">
        <text:list-item>
          <text:p text:style-name="P4"><text:span text:style-name="T1">¿Qué es?:</text:span> Es el molde principal que contiene los campos que comparten todas las demás clases. No se usa directamente en la API, sino que sirve como plantilla.</text:p>
        </text:list-item>
        <text:list-item>
          <text:p text:style-name="P5">Validaciones importantes:</text:p>
          <text:list>
            <text:list-item>
              <text:p text:style-name="P4">Los tres puntos <text:span text:style-name="Source_20_Text">...</text:span> dentro de <text:span text:style-name="Source_20_Text">Field</text:span> significan que el campo es <text:span text:style-name="T1">estrictamente obligatorio</text:span>.</text:p>
            </text:list-item>
            <text:list-item>
              <text:p text:style-name="P4"><text:span text:style-name="Source_20_Text">min_length=1, max_length=100</text:span>: El nombre no puede ser un texto vacío ni pasarse de 100 caracteres.</text:p>
            </text:list-item>
            <text:list-item>
              <text:p text:style-name="P4"><text:span text:style-name="Source_20_Text">ge=0</text:span>: Viene de <text:span text:style-name="T2">Greater or Equal</text:span>. Asegura que el precio sea mayor o igual a cero (no hay precios negativos).</text:p>
            </text:list-item>
            <text:list-item>
              <text:p text:style-name="P4"><text:span text:style-name="Source_20_Text">default="activo"</text:span>: Si el usuario no envía el estatus, el sistema asume automáticamente que es "activo".</text:p>
            </text:list-item>
          </text:list>
        </text:list-item>
      </text:list>
      <text:h text:style-name="Heading_20_3" text:outline-level="3">🟢 2. <text:span text:style-name="Source_20_Text">ProductoCreate</text:span> (Para Guardar Nuevos)</text:h>
      <text:p text:style-name="P3">Python</text:p>
      <text:p text:style-name="Preformatted_20_Text"><text:span text:style-name="Source_20_Text">class ProductoCreate(ProductoBase):</text:span></text:p>
      <text:p text:style-name="P1"><text:span text:style-name="Source_20_Text"><text:s text:c="4"/>pass</text:span></text:p>
      <text:list text:style-name="L3">
        <text:list-item>
          <text:p text:style-name="P6"><text:span text:style-name="T1">¿Qué hace?:</text:span> Se usa exclusivamente en el endpoint <text:span text:style-name="Source_20_Text">POST /productos/</text:span>.</text:p>
        </text:list-item>
        <text:list-item>
          <text:p text:style-name="P6"><text:span text:style-name="T1">¿Por qué está vacío (</text:span><text:span text:style-name="Source_20_Text"><text:span text:style-name="T1">pass</text:span></text:span><text:span text:style-name="T1">)?:</text:span> Porque hereda exactamente todas las reglas de <text:span text:style-name="Source_20_Text">ProductoBase</text:span>. Al crear un producto, todos esos campos (nombre, precio, código, llaves foráneas) son obligatorios, y no necesitamos agregar nada más. <text:span text:style-name="T2">Nota: No incluimos el </text:span><text:span text:style-name="Source_20_Text"><text:span text:style-name="T2">id_producto</text:span></text:span><text:span text:style-name="T2"> aquí porque ese número lo genera automáticamente la base de datos.</text:span></text:p>
        </text:list-item>
      </text:list>
      <text:h text:style-name="Heading_20_3" text:outline-level="3">🟡 3. <text:span text:style-name="Source_20_Text">ProductoUpdate</text:span> (Para Actualizaciones Parciales)</text:h>
      <text:p text:style-name="P3">Python</text:p>
      <text:p text:style-name="Preformatted_20_Text"><text:span text:style-name="Source_20_Text">class ProductoUpdate(BaseModel):</text:span></text:p>
      <text:p text:style-name="Preformatted_20_Text"><text:span text:style-name="Source_20_Text"><text:s text:c="4"/>nombre: Optional[str] = Field(None, min_length=1, max_length=100)</text:span></text:p>
      <text:p text:style-name="P1"><text:span text:style-name="Source_20_Text"><text:s text:c="4"/># ... (todos los campos como Optional)</text:span></text:p>
      <text:list text:style-name="L4">
        <text:list-item>
          <text:p text:style-name="P7"><text:span text:style-name="T1">¿Qué hace?:</text:span> Se usa en el endpoint <text:span text:style-name="Source_20_Text">PUT /productos/{id}</text:span>.</text:p>
        </text:list-item>
        <text:list-item>
          <text:p text:style-name="P7"><text:soft-page-break/><text:span text:style-name="T1">La diferencia clave:</text:span> Fíjate que aquí <text:span text:style-name="T1">todos</text:span> los campos usan <text:span text:style-name="Source_20_Text">Optional</text:span> y <text:span text:style-name="Source_20_Text">Field(None, ...)</text:span>. Esto es porque si un usuario solo quiere cambiar el precio de un producto, no debería estar obligado a enviar el nombre, el código y la descripción de nuevo. Este esquema permite recibir solo la pieza de información que va a cambiar.</text:p>
        </text:list-item>
      </text:list>
      <text:h text:style-name="Heading_20_3" text:outline-level="3">🔵 4. <text:span text:style-name="Source_20_Text">ProductoResponse</text:span> (Para Devolver al Cliente)</text:h>
      <text:p text:style-name="P3">Python</text:p>
      <text:p text:style-name="Preformatted_20_Text"><text:span text:style-name="Source_20_Text">class ProductoResponse(ProductoBase):</text:span></text:p>
      <text:p text:style-name="Preformatted_20_Text"><text:span text:style-name="Source_20_Text"><text:s text:c="4"/>model_config = ConfigDict(from_attributes=True)</text:span></text:p>
      <text:p text:style-name="P1"><text:span text:style-name="Source_20_Text"><text:s text:c="4"/>id_producto: int</text:span></text:p>
      <text:list text:style-name="L5">
        <text:list-item>
          <text:p text:style-name="P8"><text:span text:style-name="T1">¿Qué hace?:</text:span> Es la estructura de datos que la API le entrega al Frontend (React, Vue, Móvil) después de una consulta exitosa.</text:p>
        </text:list-item>
        <text:list-item>
          <text:p text:style-name="P8"><text:span text:style-name="T1">Agrega el ID:</text:span> Hereda todo de <text:span text:style-name="Source_20_Text">ProductoBase</text:span>, pero le añade explícitamente el <text:span text:style-name="Source_20_Text">id_producto</text:span>, porque el frontend siempre necesitará saber cuál es el ID real en la base de datos para futuras operaciones.</text:p>
        </text:list-item>
        <text:list-item>
          <text:p text:style-name="P8"><text:span text:style-name="T1">La "Magia" de </text:span><text:span text:style-name="Source_20_Text"><text:span text:style-name="T1">from_attributes=True</text:span></text:span><text:span text:style-name="T1">:</text:span> Este es el concepto más importante del archivo para tu equipo. SQLAlchemy (la base de datos) devuelve <text:span text:style-name="T2">Objetos</text:span> de Python, pero Pydantic (y JSON) esperan <text:span text:style-name="T2">Diccionarios</text:span>. Esta configuración le dice a Pydantic: <text:span text:style-name="T2">"Si te paso un objeto de base de datos, no te asustes, simplemente lee sus atributos internos (objeto.nombre, objeto.precio) y conviértelos a diccionario automáticamente"</text:span>. Es el puente traductor perfecto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DejaVu Sans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ans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DejaVu Sans" fo:font-family="'DejaVu Sans'" style:font-family-generic="swiss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DejaVu Sans" fo:font-family="'DejaVu Sans'" style:font-family-generic="swiss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fo:font-family="'DejaVu Sans'" style:font-family-generic="swiss"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3T16:29:44.210756749</meta:creation-date>
    <dc:date>2026-04-23T16:31:09.717222071</dc:date>
    <meta:editing-duration>PT1M26S</meta:editing-duration>
    <meta:editing-cycles>1</meta:editing-cycles>
    <meta:document-statistic meta:table-count="0" meta:image-count="0" meta:object-count="0" meta:page-count="3" meta:paragraph-count="50" meta:word-count="659" meta:character-count="4373" meta:non-whitespace-character-count="3729"/>
    <meta:generator>LibreOffice/24.2.7.2$Linux_X86_64 LibreOffice_project/420$Build-2</meta:generator>
  </office:meta>
</office:document-meta>
</file>